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Texte_20_de_20_saisie">
      <style:text-properties style:font-name="Arial1" fo:font-size="11pt" style:font-size-asian="11pt" style:font-size-complex="11pt"/>
    </style:style>
    <style:style style:name="P15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6" style:family="paragraph" style:parent-style-name="Footnote">
      <style:paragraph-properties fo:text-align="justify" style:justify-single-word="false"/>
    </style:style>
    <style:style style:name="P17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8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1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0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name-complex="Arial1" style:font-size-complex="11pt"/>
    </style:style>
    <style:style style:name="T8" style:family="text">
      <style:text-properties style:font-name="Arial1" fo:font-size="9pt" style:font-size-asian="9pt" style:font-name-complex="Arial1" style:font-size-complex="9pt"/>
    </style:style>
    <style:style style:name="T9" style:family="text">
      <style:text-properties style:font-name-complex="Arial1" style:font-size-complex="11pt"/>
    </style:style>
    <style:style style:name="T10" style:family="text">
      <style:text-properties fo:color="#0000ff"/>
    </style:style>
    <style:style style:name="T11" style:family="text">
      <style:text-properties fo:font-weight="bold" style:font-weight-asian="bold" style:font-name-complex="Arial1" style:font-size-complex="11pt"/>
    </style:style>
    <style:style style:name="T12" style:family="text">
      <style:text-properties style:text-position="super 58%" style:font-name="Arial1" fo:font-size="9pt" style:font-size-asian="9pt" style:font-name-complex="Arial1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5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23T11:18:44.74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8:44.74">2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4"><text:user-field-get text:name="personne_qual"/>,</text:p>
        <text:p text:style-name="P4"/>
        <text:p text:style-name="P10">En tant que bénéficiaire du Revenu de Solidarité Active (RSA), vous devez être <text:conditional-text text:condition="ooow:personne_qual==&quot;Monsieur&quot;" text:string-value-if-true="accompagné" text:string-value-if-false="accompagnée" text:current-value="true">accompagnée</text:conditional-text><text:span text:style-name="T2">, </text:span>dans votre parcours d’insertion, par un service référent.</text:p>
        <text:p text:style-name="P10"/>
        <text:p text:style-name="P10">L'Équipe Pluridisciplinaire (EP), lors de sa réunion du <text:user-field-get text:name="commissionep_dateseance"/><text:span text:style-name="T4">, </text:span>a examiné votre situation, et afin de répondre au mieux à vos besoins, le Président du Conseil départemental a<text:span text:style-name="T10"> </text:span>décidé de vous orienter vers un nouveau service référent.</text:p>
        <text:p text:style-name="P10"/>
        <text:p text:style-name="P10"><text:span text:style-name="T9">A compter de ce jour, votre service référent est </text:span><text:span text:style-name="T11">Pôle Emploi</text:span><text:span text:style-name="T9">.</text:span></text:p>
        <text:p text:style-name="P11"/>
        <text:p text:style-name="P11">Avec l’aide de ce service, vous devrez définir la suite de votre parcours d’insertion et signer un Projet Personnalisé d’Accès à l’Emploi (PPAE).</text:p>
        <text:list xml:id="list31352460" text:style-name="WW8Num1">
          <text:list-item>
            <text:p text:style-name="P18"><text:span text:style-name="T9">Si vous êtes déjà inscrit(e) à Pôle Emploi, appelez le 39 49</text:span><text:span text:style-name="Footnote_20_Symbol"><text:span text:style-name="T9"><text:note text:id="ftn1" text:note-class="footnote"><text:note-citation>1</text:note-citation><text:note-body><text:p text:style-name="P16"><text:span text:style-name="T7"><text:s/></text:span><text:span text:style-name="T8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T8">www.pole-emploi.fr</text:span></text:span></text:a></text:p></text:note-body></text:note></text:span></text:span><text:span text:style-name="T9"> afin de convenir d’un rendez-vous avec votre conseiller.</text:span></text:p>
          </text:list-item>
          <text:list-item>
            <text:p text:style-name="P18"><text:span text:style-name="T9">Si vous n’êtes pas inscrit(e) à Pôle Emploi, inscrivez-vous sur le site </text:span><text:a xlink:type="simple" xlink:href="http://www.poleemploi.fr/" text:style-name="Internet_20_link"><text:span text:style-name="Internet_20_link"><text:span text:style-name="T9">www.pole-emploi.fr</text:span></text:span></text:a><text:span text:style-name="T9"> ou en appelant le 39 49</text:span><text:span text:style-name="Footnote_20_Symbol"><text:span text:style-name="T9"><text:note text:id="ftn2" text:note-class="footnote"><text:note-citation text:label="1">1</text:note-citation><text:note-body><text:p text:style-name="P17"/></text:note-body></text:note></text:span></text:span><text:span text:style-name="T9">.</text:span></text:p>
          </text:list-item>
        </text:list>
        <text:p text:style-name="P11"/>
        <text:p text:style-name="P10"><text:span text:style-name="T9">La loi</text:span><text:span text:style-name="Footnote_20_Symbol"><text:span text:style-name="T9"><text:note text:id="ftn3" text:note-class="footnote"><text:note-citation>2</text:note-citation><text:note-body><text:p text:style-name="Footnote"><text:span text:style-name="T8"><text:s text:c="2"/>Selon l’article L262-37 de la Loi n° 2008-1249 du 1</text:span><text:span text:style-name="T12">er</text:span><text:span text:style-name="T8"> décembre 2008</text:span></text:p></text:note-body></text:note></text:span></text:span><text:span text:style-name="T9"> prévoit que si vous ne respectez pas cette obligation le versement de votre allocation pourra être suspendu.</text:span></text:p>
        <text:p text:style-name="P11"/>
        <text:p text:style-name="P5">Je vous prie de croire, <text:user-field-get text:name="personne_qual"/>, à l'assurance de mes salutations distinguées.</text:p>
        <text:p text:style-name="P14"/>
        <text:p text:style-name="P14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8:44.67</dc:date>
    <dc:creator>linda baitech</dc:creator>
    <meta:editing-duration>PT06H41M08S</meta:editing-duration>
    <meta:editing-cycles>113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18" meta:character-count="1369"/>
  </office:meta>
</office:document-meta>
</file>